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1.113cm" table:align="left" style:writing-mode="lr-tb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8.123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1780a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italic" style:font-name-asian="Times New Roman1" style:font-size-asian="12pt" style:language-asian="pt" style:country-asian="BR" style:font-style-asian="italic" style:font-name-complex="Arial1" style:font-size-complex="12pt" style:font-style-complex="italic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51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53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54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56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7" style:family="paragraph" style:parent-style-name="Heading_20_1">
      <style:text-properties style:language-asian="pt" style:country-asian="BR"/>
    </style:style>
    <style:style style:name="P58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59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0" style:family="paragraph" style:parent-style-name="Heading_20_2">
      <style:text-properties style:language-asian="pt" style:country-asian="BR"/>
    </style:style>
    <style:style style:name="P61" style:family="paragraph" style:parent-style-name="Table_20_Contents">
      <style:text-properties style:font-name="Arial" officeooo:rsid="002ca9c5" officeooo:paragraph-rsid="002ca9c5" style:font-name-complex="Arial1"/>
    </style:style>
    <style:style style:name="P62" style:family="paragraph" style:parent-style-name="Table_20_Contents">
      <style:text-properties style:font-name="Arial" officeooo:rsid="002ca9c5" officeooo:paragraph-rsid="002eb606" style:font-name-complex="Arial1"/>
    </style:style>
    <style:style style:name="P63" style:family="paragraph" style:parent-style-name="Table_20_Contents">
      <style:text-properties style:font-name="Arial" officeooo:rsid="002ca9c5" officeooo:paragraph-rsid="00304b61" style:font-name-complex="Arial1"/>
    </style:style>
    <style:style style:name="P64" style:family="paragraph" style:parent-style-name="Table_20_Contents">
      <style:text-properties style:font-name="Arial" officeooo:rsid="002ca9c5" officeooo:paragraph-rsid="00348f62" style:font-name-complex="Arial1"/>
    </style:style>
    <style:style style:name="P65" style:family="paragraph" style:parent-style-name="Table_20_Contents">
      <style:text-properties style:font-name="Arial" officeooo:rsid="002ca9c5" officeooo:paragraph-rsid="003529cb" style:font-name-complex="Arial1"/>
    </style:style>
    <style:style style:name="P66" style:family="paragraph" style:parent-style-name="Table_20_Contents">
      <style:text-properties style:font-name="Arial" officeooo:rsid="002ca9c5" officeooo:paragraph-rsid="003708fe" style:font-name-complex="Arial1"/>
    </style:style>
    <style:style style:name="P67" style:family="paragraph" style:parent-style-name="Table_20_Contents">
      <style:text-properties style:font-name="Arial" officeooo:rsid="002ca9c5" officeooo:paragraph-rsid="0037baac" style:font-name-complex="Arial1"/>
    </style:style>
    <style:style style:name="P68" style:family="paragraph" style:parent-style-name="Table_20_Contents">
      <style:text-properties style:font-name="Arial" officeooo:rsid="002d03f7" officeooo:paragraph-rsid="002d03f7" style:font-name-complex="Arial1"/>
    </style:style>
    <style:style style:name="P69" style:family="paragraph" style:parent-style-name="Table_20_Contents">
      <style:text-properties style:font-name="Arial" officeooo:rsid="002d03f7" officeooo:paragraph-rsid="00304b61" style:font-name-complex="Arial1"/>
    </style:style>
    <style:style style:name="P70" style:family="paragraph" style:parent-style-name="Table_20_Contents">
      <style:text-properties style:font-name="Arial" officeooo:rsid="002d03f7" officeooo:paragraph-rsid="0031ff16" style:font-name-complex="Arial1"/>
    </style:style>
    <style:style style:name="P71" style:family="paragraph" style:parent-style-name="Table_20_Contents">
      <style:text-properties style:font-name="Arial" officeooo:rsid="002d03f7" officeooo:paragraph-rsid="00348f62" style:font-name-complex="Arial1"/>
    </style:style>
    <style:style style:name="P72" style:family="paragraph" style:parent-style-name="Table_20_Contents">
      <style:text-properties style:font-name="Arial" officeooo:rsid="002d03f7" officeooo:paragraph-rsid="003529cb" style:font-name-complex="Arial1"/>
    </style:style>
    <style:style style:name="P73" style:family="paragraph" style:parent-style-name="Table_20_Contents">
      <style:text-properties style:font-name="Arial" officeooo:rsid="002d03f7" officeooo:paragraph-rsid="003708fe" style:font-name-complex="Arial1"/>
    </style:style>
    <style:style style:name="P74" style:family="paragraph" style:parent-style-name="Table_20_Contents">
      <style:text-properties style:font-name="Arial" officeooo:rsid="002d03f7" officeooo:paragraph-rsid="0037baac" style:font-name-complex="Arial1"/>
    </style:style>
    <style:style style:name="P75" style:family="paragraph" style:parent-style-name="Table_20_Contents">
      <style:text-properties style:font-name="Arial" officeooo:rsid="0037baac" officeooo:paragraph-rsid="0037baac" style:font-name-complex="Arial1"/>
    </style:style>
    <style:style style:name="P76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77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78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79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80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81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82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6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8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8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91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92" style:family="paragraph" style:parent-style-name="Table_20_Contents">
      <style:text-properties style:font-name="Arial" officeooo:rsid="00304b61" officeooo:paragraph-rsid="00304b61" style:font-name-complex="Arial1"/>
    </style:style>
    <style:style style:name="P93" style:family="paragraph" style:parent-style-name="Table_20_Contents">
      <style:text-properties style:font-name="Arial" officeooo:rsid="00304b61" officeooo:paragraph-rsid="00348f62" style:font-name-complex="Arial1"/>
    </style:style>
    <style:style style:name="P94" style:family="paragraph" style:parent-style-name="Table_20_Contents">
      <style:text-properties style:font-name="Arial" officeooo:rsid="00304b61" officeooo:paragraph-rsid="003529cb" style:font-name-complex="Arial1"/>
    </style:style>
    <style:style style:name="P95" style:family="paragraph" style:parent-style-name="Table_20_Contents">
      <style:text-properties style:font-name="Arial" officeooo:rsid="00304b61" officeooo:paragraph-rsid="003708fe" style:font-name-complex="Arial1"/>
    </style:style>
    <style:style style:name="P96" style:family="paragraph" style:parent-style-name="Table_20_Contents">
      <style:text-properties style:font-name="Arial" officeooo:rsid="00304b61" officeooo:paragraph-rsid="0037baac" style:font-name-complex="Arial1"/>
    </style:style>
    <style:style style:name="P97" style:family="paragraph" style:parent-style-name="Table_20_Contents">
      <style:text-properties style:font-name="Arial" officeooo:rsid="00304b61" officeooo:paragraph-rsid="00392a56" style:font-name-complex="Arial1"/>
    </style:style>
    <style:style style:name="P98" style:family="paragraph" style:parent-style-name="Table_20_Contents">
      <style:text-properties style:font-name="Arial" officeooo:rsid="00304b61" officeooo:paragraph-rsid="003aea2d" style:font-name-complex="Arial1"/>
    </style:style>
    <style:style style:name="P99" style:family="paragraph" style:parent-style-name="Table_20_Contents">
      <style:text-properties style:font-name="Arial" officeooo:rsid="0031ff16" officeooo:paragraph-rsid="0031ff16" style:font-name-complex="Arial1"/>
    </style:style>
    <style:style style:name="P100" style:family="paragraph" style:parent-style-name="Table_20_Contents">
      <style:text-properties style:font-name="Arial" officeooo:rsid="0031ff16" officeooo:paragraph-rsid="00348f62" style:font-name-complex="Arial1"/>
    </style:style>
    <style:style style:name="P101" style:family="paragraph" style:parent-style-name="Table_20_Contents">
      <style:text-properties style:font-name="Arial" officeooo:rsid="0031ff16" officeooo:paragraph-rsid="003529cb" style:font-name-complex="Arial1"/>
    </style:style>
    <style:style style:name="P102" style:family="paragraph" style:parent-style-name="Table_20_Contents">
      <style:text-properties style:font-name="Arial" officeooo:rsid="0031ff16" officeooo:paragraph-rsid="003708fe" style:font-name-complex="Arial1"/>
    </style:style>
    <style:style style:name="P103" style:family="paragraph" style:parent-style-name="Table_20_Contents">
      <style:text-properties style:font-name="Arial" officeooo:rsid="0037baac" officeooo:paragraph-rsid="0037baac" style:font-name-complex="Arial1"/>
    </style:style>
    <style:style style:name="P104" style:family="paragraph" style:parent-style-name="Table_20_Contents">
      <style:text-properties style:font-name="Arial" officeooo:rsid="0037baac" officeooo:paragraph-rsid="00392a56" style:font-name-complex="Arial1"/>
    </style:style>
    <style:style style:name="P105" style:family="paragraph" style:parent-style-name="Table_20_Contents">
      <style:text-properties style:font-name="Arial" officeooo:rsid="002ca9c5" officeooo:paragraph-rsid="00392a56" style:font-name-complex="Arial1"/>
    </style:style>
    <style:style style:name="P106" style:family="paragraph" style:parent-style-name="Table_20_Contents">
      <style:text-properties style:font-name="Arial" officeooo:rsid="002ca9c5" officeooo:paragraph-rsid="003b07f0" style:font-name-complex="Arial1"/>
    </style:style>
    <style:style style:name="P107" style:family="paragraph" style:parent-style-name="Table_20_Contents">
      <style:text-properties style:font-name="Arial" officeooo:rsid="002d03f7" officeooo:paragraph-rsid="00392a56" style:font-name-complex="Arial1"/>
    </style:style>
    <style:style style:name="P108" style:family="paragraph" style:parent-style-name="Table_20_Contents">
      <style:text-properties style:font-name="Arial" officeooo:rsid="002d03f7" officeooo:paragraph-rsid="003aea2d" style:font-name-complex="Arial1"/>
    </style:style>
    <style:style style:name="P109" style:family="paragraph" style:parent-style-name="Table_20_Contents">
      <style:text-properties style:font-name="Arial" officeooo:rsid="0039e3a8" officeooo:paragraph-rsid="0039e3a8" style:font-name-complex="Arial1"/>
    </style:style>
    <style:style style:name="P110" style:family="paragraph" style:parent-style-name="Table_20_Contents">
      <style:text-properties style:font-name="Arial" officeooo:rsid="003b07f0" officeooo:paragraph-rsid="003b07f0" style:font-name-complex="Arial1"/>
    </style:style>
    <style:style style:name="P111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2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3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14" style:family="paragraph" style:parent-style-name="Table_20_Contents">
      <style:text-properties style:font-name="Arial" officeooo:rsid="002ca9c5" officeooo:paragraph-rsid="003b07f0" fo:background-color="#ffff00" style:font-name-complex="Arial1"/>
    </style:style>
    <style:style style:name="P115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16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17" style:family="paragraph" style:parent-style-name="Table_20_Contents">
      <style:text-properties style:font-name="Arial" officeooo:rsid="003b07f0" officeooo:paragraph-rsid="003b07f0" fo:background-color="#ffff00" style:font-name-complex="Arial1"/>
    </style:style>
    <style:style style:name="P118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19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fo:font-style="italic" style:language-asian="pt" style:country-asian="BR" style:font-style-asian="italic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fo:language="pt" fo:country="BR" fo:font-style="italic" style:language-asian="pt" style:country-asian="BR" style:font-style-asian="italic"/>
    </style:style>
    <style:style style:name="T15" style:family="text">
      <style:text-properties officeooo:rsid="000f350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b788"/>
    </style:style>
    <style:style style:name="T18" style:family="text">
      <style:text-properties officeooo:rsid="0013f3c8"/>
    </style:style>
    <style:style style:name="T19" style:family="text">
      <style:text-properties officeooo:rsid="0015b577"/>
    </style:style>
    <style:style style:name="T20" style:family="text">
      <style:text-properties officeooo:rsid="0017a59a"/>
    </style:style>
    <style:style style:name="T21" style:family="text">
      <style:text-properties officeooo:rsid="001a22d2"/>
    </style:style>
    <style:style style:name="T22" style:family="text">
      <style:text-properties officeooo:rsid="001a9220"/>
    </style:style>
    <style:style style:name="T23" style:family="text">
      <style:text-properties style:use-window-font-color="true" officeooo:rsid="001a22d2"/>
    </style:style>
    <style:style style:name="T24" style:family="text">
      <style:text-properties style:use-window-font-color="true" officeooo:rsid="001851c6"/>
    </style:style>
    <style:style style:name="T25" style:family="text">
      <style:text-properties officeooo:rsid="001b822b"/>
    </style:style>
    <style:style style:name="T26" style:family="text">
      <style:text-properties officeooo:rsid="001e3a2b"/>
    </style:style>
    <style:style style:name="T27" style:family="text">
      <style:text-properties officeooo:rsid="00230982"/>
    </style:style>
    <style:style style:name="T28" style:family="text">
      <style:text-properties officeooo:rsid="0023b6d7"/>
    </style:style>
    <style:style style:name="T29" style:family="text">
      <style:text-properties officeooo:rsid="00283f0f"/>
    </style:style>
    <style:style style:name="T30" style:family="text">
      <style:text-properties officeooo:rsid="0037baac" fo:background-color="#ffff00" loext:char-shading-value="0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6" style:family="text">
      <style:text-properties officeooo:rsid="002bb427"/>
    </style:style>
    <style:style style:name="T37" style:family="text">
      <style:text-properties officeooo:rsid="002ca9c5"/>
    </style:style>
    <style:style style:name="T38" style:family="text">
      <style:text-properties officeooo:rsid="002eb606"/>
    </style:style>
    <style:style style:name="T39" style:family="text">
      <style:text-properties officeooo:rsid="00304b61"/>
    </style:style>
    <style:style style:name="T40" style:family="text">
      <style:text-properties officeooo:rsid="0031ff16"/>
    </style:style>
    <style:style style:name="T41" style:family="text">
      <style:text-properties officeooo:rsid="00348f62"/>
    </style:style>
    <style:style style:name="T42" style:family="text">
      <style:text-properties officeooo:rsid="003529cb"/>
    </style:style>
    <style:style style:name="T43" style:family="text">
      <style:text-properties officeooo:rsid="003708fe"/>
    </style:style>
    <style:style style:name="T44" style:family="text">
      <style:text-properties officeooo:rsid="0037baac"/>
    </style:style>
    <style:style style:name="T45" style:family="text">
      <style:text-properties officeooo:rsid="0038ac92"/>
    </style:style>
    <style:style style:name="T46" style:family="text">
      <style:text-properties officeooo:rsid="00392a56"/>
    </style:style>
    <style:style style:name="T47" style:family="text">
      <style:text-properties officeooo:rsid="0039e3a8"/>
    </style:style>
    <style:style style:name="T48" style:family="text">
      <style:text-properties officeooo:rsid="003aea2d"/>
    </style:style>
    <style:style style:name="T49" style:family="text">
      <style:text-properties officeooo:rsid="003b07f0"/>
    </style:style>
    <style:style style:name="T50" style:family="text">
      <style:text-properties officeooo:rsid="003d0ad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2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5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3"/>
      <text:p text:style-name="P14"/>
      <text:p text:style-name="P14"/>
      <text:p text:style-name="P14"/>
      <text:p text:style-name="P14"/>
      <text:p text:style-name="P18">Trabalho de Conclusão de Curso apresentado ao Curso de Especialização em Desenvolvimento de Aplicações Web como requisito parcial à obtenção do título de especialista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6">RESUMO</text:p>
      <text:p text:style-name="P7"/>
      <text:p text:style-name="P26">Este trabalho foi realizado com o intuito de elaborar uma solução computacional para <text:span text:style-name="T17">a gestão de vendas de empresas de diferentes seguimentos</text:span>, utilizando <text:span text:style-name="T17">a linguagem de programação C# com o framework ASP.NET Core para o back-end e HTML, CSS e Javascript para o front-end.</text:span> Inicialmente foi realizad<text:span text:style-name="T19">a uma pesquisa </text:span>para <text:span text:style-name="T20">mapeamento</text:span> das funcionalidades que o sistema deveria possuir, para que este atenda <text:span text:style-name="T18">à</text:span>s necessidades do cliente, sendo então realizado o processo de <text:span text:style-name="T20">pesquisa, a</text:span>nálise e <text:span text:style-name="T20">m</text:span>odelagem dos processos internos de uma empresa de <text:span text:style-name="T17">vendas</text:span>. <text:span text:style-name="T19">Em seguida,</text:span> <text:span text:style-name="T20">a </text:span>codificação do sistema <text:span text:style-name="T20">foi realizada </text:span>utilizando a metodologia de desenvolvimento de software orientada a objetos, <text:span text:style-name="T19">que</text:span> engloba os processos de <text:span text:style-name="T19">a</text:span>nálise, <text:span text:style-name="T19">p</text:span>rojeto, <text:span text:style-name="T19">i</text:span>mplementação <text:span text:style-name="T19">e testes</text:span>. Para o armazenamento dos dados foi <text:span text:style-name="T19">decidido</text:span> utilizar <text:span text:style-name="T17">o banco de dados relacional SQL Server utilizando comandos </text:span>SQL. Por fim, <text:span text:style-name="T19">após </text:span>o sistema desenvolvido, foi feit<text:span text:style-name="T18">a</text:span> uma avaliação <text:span text:style-name="T20">e validação </text:span>do mesmo, sendo possível verificar que os requisitos levantados foram atendidos de forma satisfatória, e está <text:span text:style-name="T19">em condições de</text:span> ser implementado no cliente.</text:p>
      <text:p text:style-name="P23"><text:s/><text:line-break/></text:p>
      <text:p text:style-name="P20"><text:span text:style-name="T16">Palavras-chave:</text:span> <text:span text:style-name="T15">Gestão de vendas</text:span>. <text:span text:style-name="T15">ASP.NET Core</text:span>. <text:span text:style-name="T15">Desenvolvimento web</text:span>. Análise Orientada a Objeto. </text:p>
      <text:p text:style-name="P17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54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54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54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54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54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54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54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54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54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2">software</text:span></text:a><text:a xlink:type="simple" xlink:href="#_Toc445198583" text:style-name="Index_20_Link" text:visited-style-name="Index_20_Link"><text:span text:style-name="T9"><text:tab/>7</text:span></text:a></text:p>
          <text:p text:style-name="P54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54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54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55"/>
        </text:index-body>
      </text:table-of-content>
      <text:p text:style-name="P8"/>
      <text:p text:style-name="P50"/>
      <text:h text:style-name="P91" text:outline-level="1"><text:bookmark-start text:name="_Toc445198572"/>1. Apresentação<text:bookmark-end text:name="_Toc445198572"/></text:h>
      <text:p text:style-name="P51"/>
      <text:h text:style-name="P58" text:outline-level="2"><text:bookmark-start text:name="_Toc297133343"/><text:bookmark-start text:name="_Toc445198573"/>1.1. Contexto<text:bookmark-end text:name="_Toc297133343"/><text:bookmark-end text:name="_Toc445198573"/></text:h>
      <text:p text:style-name="P27"/>
      <text:p text:style-name="P28"><text:span text:style-name="T23">Um sistema de gestão web pode fornecer aos p</text:span><text:span text:style-name="T24">rocessos empresariais </text:span><text:span text:style-name="T23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49">Utilizando <text:span text:style-name="T22">este sistema web de</text:span> <text:span text:style-name="T22">gestão</text:span> de <text:span text:style-name="T21">vendas</text:span> e de <text:span text:style-name="T21">estoque</text:span> é possível, <text:span text:style-name="T22">de forma remota, </text:span>proporcionar a uma ger<text:span text:style-name="T21">ê</text:span>ncia de empresa um melhor controle <text:span text:style-name="T22">sobre seus</text:span> <text:span text:style-name="T21">produtos </text:span>e vendas realizadas, esse controle quando bem <text:span text:style-name="T21">executado</text:span> pode gerar redução de custos e ainda possibilita uma boa análise do negócio em busca de melhorias para a empresa. </text:p>
      <text:p text:style-name="P9"/>
      <text:h text:style-name="P58" text:outline-level="2"><text:bookmark-start text:name="_Toc445198574"/>1.1. Público alvo<text:bookmark-end text:name="_Toc445198574"/></text:h>
      <text:p text:style-name="P27"/>
      <text:p text:style-name="P48">O software atingirá diretamente a pequenas empresas com foco para lojas de <text:span text:style-name="T25">atendimento ao cliente</text:span> (varejo). <text:span text:style-name="T26">O usuário desse sistema será o vendedor, gerente, administrador e dono da empresa. Como o sistema é de fácil entendimento, aprender a usá-lo será intuitivo e rápido.</text:span></text:p>
      <text:p text:style-name="P9"/>
      <text:h text:style-name="P58" text:outline-level="2"><text:bookmark-start text:name="_Toc445198575"/>1.2. Requisitos<text:bookmark-end text:name="_Toc445198575"/></text:h>
      <text:p text:style-name="P27"/>
      <text:p text:style-name="P27">Enumere os requisitos funcionais e não funcionais previstos para a sua aplicação web. Entre os requisitos não funcionais, inclua os requisitos de usabilidade, de implementação e de portabilidade. </text:p>
      <text:p text:style-name="P31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31">Não funcionais:<text:line-break/>RNF-01<text:tab/>Integração OAuth<text:line-break/>RNF-02<text:tab/>Responsividade<text:line-break/>RNF-03<text:tab/>Banco de dados</text:p>
      <text:p text:style-name="P9"/>
      <text:h text:style-name="P56" text:outline-level="1"><text:bookmark-start text:name="_Toc445198576"/>2. Modelagem<text:bookmark-end text:name="_Toc445198576"/></text:h>
      <text:p text:style-name="P9"/>
      <text:h text:style-name="P58" text:outline-level="2"><text:bookmark-start text:name="_Toc445198577"/>2.1. Diagrama de casos de uso<text:bookmark-end text:name="_Toc445198577"/></text:h>
      <text:p text:style-name="P30"/>
      <text:p text:style-name="P27">O diagrama de casos de uso oferece uma visão global dos casos de uso e dos atores que dele participam.</text:p>
      <text:h text:style-name="P59" text:outline-level="2"><text:bookmark-start text:name="_Toc445198578"/>2.2. Atores<text:bookmark-end text:name="_Toc445198578"/></text:h>
      <text:p text:style-name="P3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2">Ator</text:p>
          </table:table-cell>
          <table:table-cell table:style-name="Tabela9.B1" office:value-type="string">
            <text:p text:style-name="P110">Administrador</text:p>
          </table:table-cell>
        </table:table-row>
        <table:table-row>
          <table:table-cell table:style-name="Tabela9.A2" office:value-type="string">
            <text:p text:style-name="P112">Descrição</text:p>
          </table:table-cell>
          <table:table-cell table:style-name="Tabela9.B2" office:value-type="string">
            <text:p text:style-name="P106"><text:span text:style-name="T49">Responsável pela configuração e permissão de acesso dos outros usuários ao sistema</text:span></text:p>
          </table:table-cell>
        </table:table-row>
      </table:table>
      <text:p text:style-name="P119"><text:s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2">Ator</text:p>
          </table:table-cell>
          <table:table-cell table:style-name="Tabela10.B1" office:value-type="string">
            <text:p text:style-name="P117">Vendedor</text:p>
          </table:table-cell>
        </table:table-row>
        <table:table-row>
          <table:table-cell table:style-name="Tabela10.A2" office:value-type="string">
            <text:p text:style-name="P112">Descrição</text:p>
          </table:table-cell>
          <table:table-cell table:style-name="Tabela10.B2" office:value-type="string">
            <text:p text:style-name="P114"><text:span text:style-name="T49">Responsável pelo registro das vendas</text:span></text:p>
          </table:table-cell>
        </table:table-row>
      </table:table>
      <text:p text:style-name="P11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2">Ator</text:p>
          </table:table-cell>
          <table:table-cell table:style-name="Tabela11.B1" office:value-type="string">
            <text:p text:style-name="P117">Gerente</text:p>
          </table:table-cell>
        </table:table-row>
        <table:table-row>
          <table:table-cell table:style-name="Tabela11.A2" office:value-type="string">
            <text:p text:style-name="P112">Descrição</text:p>
          </table:table-cell>
          <table:table-cell table:style-name="Tabela11.B2" office:value-type="string">
            <text:p text:style-name="P114"><text:span text:style-name="T49">Responsável pelo registro das vendas, etc</text:span></text:p>
          </table:table-cell>
        </table:table-row>
      </table:table>
      <text:p text:style-name="P118"/>
      <text:p text:style-name="P118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112">Ator</text:p>
          </table:table-cell>
          <table:table-cell table:style-name="Tabela12.B1" office:value-type="string">
            <text:p text:style-name="P117">Cliente</text:p>
          </table:table-cell>
        </table:table-row>
        <table:table-row>
          <table:table-cell table:style-name="Tabela12.A2" office:value-type="string">
            <text:p text:style-name="P112">Descrição</text:p>
          </table:table-cell>
          <table:table-cell table:style-name="Tabela12.B2" office:value-type="string">
            <text:p text:style-name="P117">Para que m a venda será destinada e poderá visualizar o caso de uso Produtos</text:p>
          </table:table-cell>
        </table:table-row>
      </table:table>
      <text:p text:style-name="P86"/>
      <text:h text:style-name="P60" text:outline-level="2"><text:bookmark-start text:name="_Toc445198579"/>2.3. Detalhamento dos casos de uso<text:bookmark-end text:name="_Toc445198579"/></text:h>
      <text:p text:style-name="P30"/>
      <text:p text:style-name="P90">Nesta seção, cada caso de uso <text:span text:style-name="T50">será </text:span>detalhado. </text:p>
      <text:p text:style-name="P90"/>
      <text:p text:style-name="P41">Ca<text:span text:style-name="T27">s</text:span>o de Uso <text:span text:style-name="T29">1</text:span>: <text:span text:style-name="T37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6">Nome do caso de uso</text:p>
          </table:table-cell>
          <table:table-cell table:style-name="Tabela2.B1" office:value-type="string">
            <text:p text:style-name="P61">Manter login</text:p>
          </table:table-cell>
        </table:table-row>
        <table:table-row>
          <table:table-cell table:style-name="Tabela2.A2" office:value-type="string">
            <text:p text:style-name="P76">Objetivo</text:p>
          </table:table-cell>
          <table:table-cell table:style-name="Tabela2.B2" office:value-type="string">
            <text:p text:style-name="P61">Realizar o login no sistema</text:p>
          </table:table-cell>
        </table:table-row>
        <table:table-row>
          <table:table-cell table:style-name="Tabela2.A2" office:value-type="string">
            <text:p text:style-name="P76">Ator(es)</text:p>
          </table:table-cell>
          <table:table-cell table:style-name="Tabela2.B2" office:value-type="string">
            <text:p text:style-name="P61">Administrador, Vendedor, Gerente, Cliente</text:p>
          </table:table-cell>
        </table:table-row>
        <table:table-row>
          <table:table-cell table:style-name="Tabela2.A2" office:value-type="string">
            <text:p text:style-name="P76">Pré-condição</text:p>
          </table:table-cell>
          <table:table-cell table:style-name="Tabela2.B2" office:value-type="string">
            <text:p text:style-name="P61">1. O usuário precisa de um usuário e senha cadastrados</text:p>
            <text:p text:style-name="P61">2. O usuário se autentica no sistema</text:p>
          </table:table-cell>
        </table:table-row>
        <table:table-row>
          <table:table-cell table:style-name="Tabela2.A2" office:value-type="string">
            <text:p text:style-name="P76">Fluxo Principal</text:p>
          </table:table-cell>
          <table:table-cell table:style-name="Tabela2.B2" office:value-type="string">
            <text:p text:style-name="P62">3. O ator preenche os dados de login </text:p>
            <text:p text:style-name="P62"><text:span text:style-name="T38">4. O sistema valida e apresenta </text:span>o menu <text:span text:style-name="T38">e usuário logado</text:span></text:p>
          </table:table-cell>
        </table:table-row>
        <table:table-row>
          <table:table-cell table:style-name="Tabela2.A2" office:value-type="string">
            <text:p text:style-name="P76">Fluxo Alternativo</text:p>
          </table:table-cell>
          <table:table-cell table:style-name="Tabela2.B2" office:value-type="string">
            <text:p text:style-name="P68">4. O usuário pode cancelar</text:p>
          </table:table-cell>
        </table:table-row>
        <table:table-row>
          <table:table-cell table:style-name="Tabela2.A2" office:value-type="string">
            <text:p text:style-name="P76">Fluxo de Exceção</text:p>
          </table:table-cell>
          <table:table-cell table:style-name="Tabela2.B2" office:value-type="string">
            <text:p text:style-name="P68">5. Se os dados não confirmarem o sistema exibe uma mensagem de erro</text:p>
          </table:table-cell>
        </table:table-row>
      </table:table>
      <text:p text:style-name="P39"/>
      <text:p text:style-name="P83"/>
      <text:p text:style-name="P33"><text:span text:style-name="T31">Ca</text:span><text:span text:style-name="T32">s</text:span><text:span text:style-name="T31">o de Uso </text:span><text:span text:style-name="T33">2</text:span><text:span text:style-name="T31">: Manter </text:span><text:span text:style-name="T34">Produto</text:span></text:p>
      <text:p text:style-name="P3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7">Nome do caso de uso</text:p>
          </table:table-cell>
          <table:table-cell table:style-name="Tabela3.B1" office:value-type="string">
            <text:p text:style-name="P63">Manter <text:span text:style-name="T39">produto</text:span></text:p>
          </table:table-cell>
        </table:table-row>
        <table:table-row>
          <table:table-cell table:style-name="Tabela3.A2" office:value-type="string">
            <text:p text:style-name="P77">Objetivo</text:p>
          </table:table-cell>
          <table:table-cell table:style-name="Tabela3.B2" office:value-type="string">
            <text:p text:style-name="P92">Permitir o ator consultar, cadastrar, alterar e excluir produtos no sistema</text:p>
          </table:table-cell>
        </table:table-row>
        <text:soft-page-break/>
        <table:table-row>
          <table:table-cell table:style-name="Tabela3.A2" office:value-type="string">
            <text:p text:style-name="P77">Ator(es)</text:p>
          </table:table-cell>
          <table:table-cell table:style-name="Tabela3.B2" office:value-type="string">
            <text:p text:style-name="P63">Administrador, Gerente, Vendedor</text:p>
          </table:table-cell>
        </table:table-row>
        <table:table-row>
          <table:table-cell table:style-name="Tabela3.A2" office:value-type="string">
            <text:p text:style-name="P77">Pré-condição</text:p>
          </table:table-cell>
          <table:table-cell table:style-name="Tabela3.B2" office:value-type="string">
            <text:p text:style-name="P63">1. O usuário <text:span text:style-name="T39">está autenticado no sistema</text:span></text:p>
          </table:table-cell>
        </table:table-row>
        <table:table-row>
          <table:table-cell table:style-name="Tabela3.A2" office:value-type="string">
            <text:p text:style-name="P77">Fluxo Principal</text:p>
          </table:table-cell>
          <table:table-cell table:style-name="Tabela3.B2" office:value-type="string">
            <text:p text:style-name="P63">2. O usuário se<text:span text:style-name="T39">leciona a opção Produto</text:span></text:p>
            <text:p text:style-name="P63">3. O <text:span text:style-name="T39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77">Fluxo Alternativo</text:p>
          </table:table-cell>
          <table:table-cell table:style-name="Tabela3.B2" office:value-type="string">
            <text:p text:style-name="P99">4. O usuário pode cadastrar novo produto</text:p>
            <text:p text:style-name="P99">5. O usuário pode alterar um produto</text:p>
            <text:p text:style-name="P70"><text:span text:style-name="T40">6</text:span>. O <text:span text:style-name="T40">usuário pode remover um produto</text:span></text:p>
          </table:table-cell>
        </table:table-row>
        <table:table-row>
          <table:table-cell table:style-name="Tabela3.A2" office:value-type="string">
            <text:p text:style-name="P77">Fluxo de Exceção</text:p>
          </table:table-cell>
          <table:table-cell table:style-name="Tabela3.B2" office:value-type="string">
            <text:p text:style-name="P69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40"/>
      <text:p text:style-name="P36"/>
      <text:p text:style-name="P32"><text:span text:style-name="T31">Ca</text:span><text:span text:style-name="T32">s</text:span><text:span text:style-name="T31">o de Uso </text:span><text:span text:style-name="T35">3</text:span><text:span text:style-name="T31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8">Nome do caso de uso</text:p>
          </table:table-cell>
          <table:table-cell table:style-name="Tabela4.B1" office:value-type="string">
            <text:p text:style-name="P64">Manter <text:span text:style-name="T41">fornecedor</text:span></text:p>
          </table:table-cell>
        </table:table-row>
        <table:table-row>
          <table:table-cell table:style-name="Tabela4.A2" office:value-type="string">
            <text:p text:style-name="P78">Objetivo</text:p>
          </table:table-cell>
          <table:table-cell table:style-name="Tabela4.B2" office:value-type="string">
            <text:p text:style-name="P93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78">Ator(es)</text:p>
          </table:table-cell>
          <table:table-cell table:style-name="Tabela4.B2" office:value-type="string">
            <text:p text:style-name="P64">Administrador, Gerente, Vendedor</text:p>
          </table:table-cell>
        </table:table-row>
        <table:table-row>
          <table:table-cell table:style-name="Tabela4.A2" office:value-type="string">
            <text:p text:style-name="P78">Pré-condição</text:p>
          </table:table-cell>
          <table:table-cell table:style-name="Tabela4.B2" office:value-type="string">
            <text:p text:style-name="P64">1. O usuário <text:span text:style-name="T39">está autenticado no sistema</text:span></text:p>
          </table:table-cell>
        </table:table-row>
        <table:table-row>
          <table:table-cell table:style-name="Tabela4.A2" office:value-type="string">
            <text:p text:style-name="P78">Fluxo Principal</text:p>
          </table:table-cell>
          <table:table-cell table:style-name="Tabela4.B2" office:value-type="string">
            <text:p text:style-name="P64">2. O usuário se<text:span text:style-name="T39">leciona a opção Fornecedor</text:span></text:p>
            <text:p text:style-name="P64">3. O <text:span text:style-name="T39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78">Fluxo Alternativo</text:p>
          </table:table-cell>
          <table:table-cell table:style-name="Tabela4.B2" office:value-type="string">
            <text:p text:style-name="P100">4. O usuário pode cadastrar novo fornecedor</text:p>
            <text:p text:style-name="P100">5. O usuário pode alterar um fornecedor</text:p>
            <text:p text:style-name="P71"><text:span text:style-name="T40">6</text:span>. O <text:span text:style-name="T40">usuário pode remover um fornecedor</text:span></text:p>
          </table:table-cell>
        </table:table-row>
        <table:table-row>
          <table:table-cell table:style-name="Tabela4.A2" office:value-type="string">
            <text:p text:style-name="P78">Fluxo de Exceção</text:p>
          </table:table-cell>
          <table:table-cell table:style-name="Tabela4.B2" office:value-type="string">
            <text:p text:style-name="P71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37"/>
      <text:p text:style-name="P35"/>
      <text:p text:style-name="P35"/>
      <text:p text:style-name="P42"><text:soft-page-break/>Ca<text:span text:style-name="T27">s</text:span>o de Uso <text:span text:style-name="T36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9">Nome do caso de uso</text:p>
          </table:table-cell>
          <table:table-cell table:style-name="Tabela5.B1" office:value-type="string">
            <text:p text:style-name="P65">Manter <text:span text:style-name="T42">Cliente</text:span></text:p>
          </table:table-cell>
        </table:table-row>
        <table:table-row>
          <table:table-cell table:style-name="Tabela5.A2" office:value-type="string">
            <text:p text:style-name="P79">Objetivo</text:p>
          </table:table-cell>
          <table:table-cell table:style-name="Tabela5.B2" office:value-type="string">
            <text:p text:style-name="P94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79">Ator(es)</text:p>
          </table:table-cell>
          <table:table-cell table:style-name="Tabela5.B2" office:value-type="string">
            <text:p text:style-name="P65">Administrador, Gerente, Vendedor</text:p>
          </table:table-cell>
        </table:table-row>
        <table:table-row>
          <table:table-cell table:style-name="Tabela5.A2" office:value-type="string">
            <text:p text:style-name="P79">Pré-condição</text:p>
          </table:table-cell>
          <table:table-cell table:style-name="Tabela5.B2" office:value-type="string">
            <text:p text:style-name="P65">1. O usuário <text:span text:style-name="T39">está autenticado no sistema</text:span></text:p>
          </table:table-cell>
        </table:table-row>
        <table:table-row>
          <table:table-cell table:style-name="Tabela5.A2" office:value-type="string">
            <text:p text:style-name="P79">Fluxo Principal</text:p>
          </table:table-cell>
          <table:table-cell table:style-name="Tabela5.B2" office:value-type="string">
            <text:p text:style-name="P65">2. O usuário se<text:span text:style-name="T39">leciona a opção Cliente</text:span></text:p>
            <text:p text:style-name="P65">3. O <text:span text:style-name="T39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79">Fluxo Alternativo</text:p>
          </table:table-cell>
          <table:table-cell table:style-name="Tabela5.B2" office:value-type="string">
            <text:p text:style-name="P101">4. O usuário pode cadastrar novo cliente</text:p>
            <text:p text:style-name="P101">5. O usuário pode alterar um cliente</text:p>
            <text:p text:style-name="P72"><text:span text:style-name="T40">6</text:span>. O <text:span text:style-name="T40">usuário pode remover um cliente</text:span></text:p>
          </table:table-cell>
        </table:table-row>
        <table:table-row>
          <table:table-cell table:style-name="Tabela5.A2" office:value-type="string">
            <text:p text:style-name="P79">Fluxo de Exceção</text:p>
          </table:table-cell>
          <table:table-cell table:style-name="Tabela5.B2" office:value-type="string">
            <text:p text:style-name="P72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45"/>
      <text:p text:style-name="P41">Ca<text:span text:style-name="T27">s</text:span>o de Uso <text:span text:style-name="T36">5</text:span>: Manter Vendedor</text:p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0">Nome do caso de uso</text:p>
          </table:table-cell>
          <table:table-cell table:style-name="Tabela6.B1" office:value-type="string">
            <text:p text:style-name="P66">Manter <text:span text:style-name="T43">Vendedor</text:span></text:p>
          </table:table-cell>
        </table:table-row>
        <table:table-row>
          <table:table-cell table:style-name="Tabela6.A2" office:value-type="string">
            <text:p text:style-name="P80">Objetivo</text:p>
          </table:table-cell>
          <table:table-cell table:style-name="Tabela6.B2" office:value-type="string">
            <text:p text:style-name="P95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80">Ator(es)</text:p>
          </table:table-cell>
          <table:table-cell table:style-name="Tabela6.B2" office:value-type="string">
            <text:p text:style-name="P66">Administrador, Gerente, Vendedor</text:p>
          </table:table-cell>
        </table:table-row>
        <table:table-row>
          <table:table-cell table:style-name="Tabela6.A2" office:value-type="string">
            <text:p text:style-name="P80">Pré-condição</text:p>
          </table:table-cell>
          <table:table-cell table:style-name="Tabela6.B2" office:value-type="string">
            <text:p text:style-name="P66">1. O usuário <text:span text:style-name="T39">está autenticado no sistema</text:span></text:p>
          </table:table-cell>
        </table:table-row>
        <table:table-row>
          <table:table-cell table:style-name="Tabela6.A2" office:value-type="string">
            <text:p text:style-name="P80">Fluxo Principal</text:p>
          </table:table-cell>
          <table:table-cell table:style-name="Tabela6.B2" office:value-type="string">
            <text:p text:style-name="P66">2. O usuário se<text:span text:style-name="T39">leciona a opção Vendedor</text:span></text:p>
            <text:p text:style-name="P66">3. O <text:span text:style-name="T39">sistema exibe a lista de vendedores já cadastrados </text:span></text:p>
          </table:table-cell>
        </table:table-row>
        <table:table-row>
          <table:table-cell table:style-name="Tabela6.A2" office:value-type="string">
            <text:p text:style-name="P80">Fluxo Alternativo</text:p>
          </table:table-cell>
          <table:table-cell table:style-name="Tabela6.B2" office:value-type="string">
            <text:p text:style-name="P102">4. O usuário pode cadastrar novo vendedor</text:p>
            <text:p text:style-name="P102">5. O usuário pode alterar um vendedor</text:p>
            <text:p text:style-name="P73"><text:span text:style-name="T40">6</text:span>. O <text:span text:style-name="T40">usuário pode remover um vendedor</text:span></text:p>
          </table:table-cell>
        </table:table-row>
        <table:table-row>
          <table:table-cell table:style-name="Tabela6.A2" office:value-type="string">
            <text:p text:style-name="P80">Fluxo de Exceção</text:p>
          </table:table-cell>
          <table:table-cell table:style-name="Tabela6.B2" office:value-type="string">
            <text:p text:style-name="P73"><text:span text:style-name="T40">7</text:span>. Se <text:span text:style-name="T40">as informações não forem preenchidas corretamente,</text:span> <text:span text:style-name="T40">o </text:span><text:soft-page-break/>sistema exibe uma mensagem de erro</text:p>
          </table:table-cell>
        </table:table-row>
      </table:table>
      <text:p text:style-name="P43"/>
      <text:p text:style-name="P42">Ca<text:span text:style-name="T27">s</text:span>o de Uso <text:span text:style-name="T36">6</text:span>: <text:span text:style-name="T45">Manter Venda</text:span></text:p>
      <text:p text:style-name="P4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1">Nome do caso de uso</text:p>
          </table:table-cell>
          <table:table-cell table:style-name="Tabela7.B1" office:value-type="string">
            <text:p text:style-name="P75"><text:span text:style-name="T45">Manter</text:span> Venda</text:p>
          </table:table-cell>
        </table:table-row>
        <table:table-row>
          <table:table-cell table:style-name="Tabela7.A2" office:value-type="string">
            <text:p text:style-name="P81">Objetivo</text:p>
          </table:table-cell>
          <table:table-cell table:style-name="Tabela7.B2" office:value-type="string">
            <text:p text:style-name="P96">Permitir o ator registrar a venda no sistema</text:p>
          </table:table-cell>
        </table:table-row>
        <table:table-row>
          <table:table-cell table:style-name="Tabela7.A2" office:value-type="string">
            <text:p text:style-name="P81">Ator(es)</text:p>
          </table:table-cell>
          <table:table-cell table:style-name="Tabela7.B2" office:value-type="string">
            <text:p text:style-name="P67">Administrador, Gerente, Vendedor</text:p>
          </table:table-cell>
        </table:table-row>
        <table:table-row>
          <table:table-cell table:style-name="Tabela7.A2" office:value-type="string">
            <text:p text:style-name="P81">Pré-condição</text:p>
          </table:table-cell>
          <table:table-cell table:style-name="Tabela7.B2" office:value-type="string">
            <text:p text:style-name="P67">1. O usuário <text:span text:style-name="T39">está autenticado no sistema</text:span></text:p>
            <text:p text:style-name="P75">2. Existem clientes e produtos cadastrados n o sistema</text:p>
            <text:p text:style-name="P75">3. O ator está com o perfil cadastrado</text:p>
          </table:table-cell>
        </table:table-row>
        <table:table-row>
          <table:table-cell table:style-name="Tabela7.A2" office:value-type="string">
            <text:p text:style-name="P81">Fluxo Principal</text:p>
          </table:table-cell>
          <table:table-cell table:style-name="Tabela7.B2" office:value-type="string">
            <text:p text:style-name="P67"><text:span text:style-name="T44">4</text:span>. O usuário se<text:span text:style-name="T39">leciona a opção Registrar Venda</text:span></text:p>
            <text:p text:style-name="P67"><text:span text:style-name="T44">5</text:span>. O <text:span text:style-name="T39">sistema exibe a lista de vendas já cadastradas </text:span></text:p>
          </table:table-cell>
        </table:table-row>
        <table:table-row>
          <table:table-cell table:style-name="Tabela7.A2" office:value-type="string">
            <text:p text:style-name="P81">Fluxo Alternativo</text:p>
          </table:table-cell>
          <table:table-cell table:style-name="Tabela7.B2" office:value-type="string">
            <text:p text:style-name="P75">6. O ator vendedor e administrador podem registrar nova venda</text:p>
            <text:p text:style-name="P75">7. O ator vendedor e administrador podem detalhar uma venda</text:p>
            <text:p text:style-name="P75">8. O ator administrador pode cancelar uma venda</text:p>
          </table:table-cell>
        </table:table-row>
        <table:table-row>
          <table:table-cell table:style-name="Tabela7.A2" office:value-type="string">
            <text:p text:style-name="P81">Fluxo de Exceção</text:p>
          </table:table-cell>
          <table:table-cell table:style-name="Tabela7.B2" office:value-type="string">
            <text:p text:style-name="P74"><text:span text:style-name="T44">9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44"/>
      <text:p text:style-name="P89"/>
      <text:p text:style-name="P42">Ca<text:span text:style-name="T27">s</text:span>o de Uso <text:span text:style-name="T45">7</text:span>: <text:span text:style-name="T27">Gerar relatório</text:span></text:p>
      <text:p text:style-name="P8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Nome do caso de uso</text:p>
          </table:table-cell>
          <table:table-cell table:style-name="Tabela8.B1" office:value-type="string">
            <text:p text:style-name="P104"><text:span text:style-name="T46">Gerar Relatório</text:span></text:p>
          </table:table-cell>
        </table:table-row>
        <table:table-row>
          <table:table-cell table:style-name="Tabela8.A2" office:value-type="string">
            <text:p text:style-name="P111">Objetivo</text:p>
          </table:table-cell>
          <table:table-cell table:style-name="Tabela8.B2" office:value-type="string">
            <text:p text:style-name="P97">Permitir o ator <text:span text:style-name="T46">visualizar os relatórios no sistema</text:span></text:p>
          </table:table-cell>
        </table:table-row>
        <table:table-row>
          <table:table-cell table:style-name="Tabela8.A2" office:value-type="string">
            <text:p text:style-name="P111">Ator(es)</text:p>
          </table:table-cell>
          <table:table-cell table:style-name="Tabela8.B2" office:value-type="string">
            <text:p text:style-name="P105">Administrador, Gerente, Vendedor</text:p>
          </table:table-cell>
        </table:table-row>
        <table:table-row>
          <table:table-cell table:style-name="Tabela8.A2" office:value-type="string">
            <text:p text:style-name="P111">Pré-condição</text:p>
          </table:table-cell>
          <table:table-cell table:style-name="Tabela8.B2" office:value-type="string">
            <text:p text:style-name="P105">1. O usuário <text:span text:style-name="T39">está autenticado no sistema</text:span></text:p>
          </table:table-cell>
        </table:table-row>
        <text:soft-page-break/>
        <table:table-row>
          <table:table-cell table:style-name="Tabela8.A2" office:value-type="string">
            <text:p text:style-name="P111">Fluxo Principal</text:p>
          </table:table-cell>
          <table:table-cell table:style-name="Tabela8.B2" office:value-type="string">
            <text:p text:style-name="P105"><text:span text:style-name="T46">2</text:span>. O usuário se<text:span text:style-name="T39">leciona a opção Relatórios</text:span></text:p>
            <text:p text:style-name="P105"><text:span text:style-name="T46">3</text:span>. O <text:span text:style-name="T39">sistema exibe a lista de relatórios disponíveis</text:span></text:p>
            <text:p text:style-name="P105"><text:span text:style-name="T46">4. O usuário seleciona o relatório Vendas por períodos e preenche os filtros</text:span></text:p>
            <text:p text:style-name="P105"><text:span text:style-name="T46">5. O sistema exibe as informações do relatório </text:span></text:p>
          </table:table-cell>
        </table:table-row>
        <table:table-row>
          <table:table-cell table:style-name="Tabela8.A2" office:value-type="string">
            <text:p text:style-name="P111">Fluxo Alternativo</text:p>
          </table:table-cell>
          <table:table-cell table:style-name="Tabela8.B2" office:value-type="string">
            <text:p text:style-name="P104">6. O ator pode <text:span text:style-name="T46">visualizar o relatório</text:span> <text:span text:style-name="T46">Gráfico de vendas por produtos</text:span></text:p>
            <text:p text:style-name="P104">7. O ator pode <text:span text:style-name="T46">visualizar o relatório</text:span> <text:span text:style-name="T46">Gráfico de vendas por vendedor</text:span></text:p>
            <text:p text:style-name="P104">8. O ator pode <text:span text:style-name="T46">visualizar o relatório</text:span> <text:span text:style-name="T46">Produtos em estoque</text:span></text:p>
            <text:p text:style-name="P109">9. <text:span text:style-name="T44">O ator pode visualizar o </text:span><text:span text:style-name="T30">relatório</text:span></text:p>
            <text:p text:style-name="P109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1">Fluxo de Exceção</text:p>
          </table:table-cell>
          <table:table-cell table:style-name="Tabela8.B2" office:value-type="string">
            <text:p text:style-name="P107"><text:span text:style-name="T47">11</text:span>. Se <text:span text:style-name="T40">as informações de filtro não forem preenchidas corretamente,</text:span> <text:span text:style-name="T40">o </text:span>sistema exibe uma mensagem de erro</text:p>
          </table:table-cell>
        </table:table-row>
      </table:table>
      <text:p text:style-name="P88"/>
      <text:p text:style-name="P34"/>
      <text:p text:style-name="P41">Ca<text:span text:style-name="T27">s</text:span>o de Uso <text:span text:style-name="T45">8</text:span>: <text:span text:style-name="T28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6">Nome do caso de uso</text:p>
          </table:table-cell>
          <table:table-cell table:style-name="Tabela1.B1" office:value-type="string">
            <text:p text:style-name="P61">Configurar sistema</text:p>
          </table:table-cell>
        </table:table-row>
        <table:table-row>
          <table:table-cell table:style-name="Tabela1.A2" office:value-type="string">
            <text:p text:style-name="P76">Objetivo</text:p>
          </table:table-cell>
          <table:table-cell table:style-name="Tabela1.B2" office:value-type="string">
            <text:p text:style-name="P98">Permitir o ator <text:span text:style-name="T48">configurar os acessos ao sistema</text:span></text:p>
          </table:table-cell>
        </table:table-row>
        <table:table-row>
          <table:table-cell table:style-name="Tabela1.A2" office:value-type="string">
            <text:p text:style-name="P76">Ator(es)</text:p>
          </table:table-cell>
          <table:table-cell table:style-name="Tabela1.B2" office:value-type="string">
            <text:p text:style-name="P61">Administrador</text:p>
          </table:table-cell>
        </table:table-row>
        <table:table-row>
          <table:table-cell table:style-name="Tabela1.A2" office:value-type="string">
            <text:p text:style-name="P76">Pré-condição</text:p>
          </table:table-cell>
          <table:table-cell table:style-name="Tabela1.B2" office:value-type="string">
            <text:p text:style-name="P61">O usuário se autentica no sistema</text:p>
          </table:table-cell>
        </table:table-row>
        <table:table-row>
          <table:table-cell table:style-name="Tabela1.A2" office:value-type="string">
            <text:p text:style-name="P76">Fluxo Principal</text:p>
          </table:table-cell>
          <table:table-cell table:style-name="Tabela1.B2" office:value-type="string">
            <text:p text:style-name="P113"><text:span text:style-name="T46">2</text:span>. O usuário se<text:span text:style-name="T39">leciona a opção Configurações do sistema</text:span></text:p>
            <text:p text:style-name="P113"><text:span text:style-name="T46">3</text:span>. O <text:span text:style-name="T39">sistema exibe as opções de configuração</text:span></text:p>
            <text:p text:style-name="P113"><text:span text:style-name="T46">4. O usuário seleciona o Tipo Usuário</text:span></text:p>
            <text:p text:style-name="P113"><text:span text:style-name="T46">5. </text:span></text:p>
          </table:table-cell>
        </table:table-row>
        <table:table-row>
          <table:table-cell table:style-name="Tabela1.A2" office:value-type="string">
            <text:p text:style-name="P76">Fluxo Alternativo</text:p>
          </table:table-cell>
          <table:table-cell table:style-name="Tabela1.B2" office:value-type="string">
            <text:p text:style-name="P115">6. O ator pode <text:s/>… <text:span text:style-name="T48">Perfil Usuário</text:span></text:p>
            <text:p text:style-name="P115">7. O ator pode … <text:span text:style-name="T48">Acessos tipo usuários</text:span></text:p>
            <text:p text:style-name="P115"><text:soft-page-break/>8. O ator pode …. <text:span text:style-name="T48">Funcionalidades</text:span></text:p>
            <text:p text:style-name="P116"><text:span text:style-name="T48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76">Fluxo de Exceção</text:p>
          </table:table-cell>
          <table:table-cell table:style-name="Tabela1.B2" office:value-type="string">
            <text:p text:style-name="P108"><text:span text:style-name="T48">10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34"/>
      <text:p text:style-name="P29"/>
      <text:h text:style-name="P60" text:outline-level="2"><text:bookmark-start text:name="_Toc445198580"/>2.4. Interfaces<text:bookmark-end text:name="_Toc445198580"/></text:h>
      <text:p text:style-name="P22"/>
      <text:p text:style-name="P22">Apresente o layout das interfaces, incluindo uma descrição dos campos e comandos em cada uma delas. Como forma de layout, use um wireframes ou as interfaces já implementadas.</text:p>
      <text:p text:style-name="P22">Use um diagrama de estados para representar o comportamento da interface.</text:p>
      <text:p text:style-name="P30"/>
      <text:h text:style-name="Heading_20_2" text:outline-level="2"><text:bookmark-start text:name="_Toc445198581"/><text:span text:style-name="T10">2.</text:span><text:span text:style-name="T13">5</text:span><text:span text:style-name="T10">. Diagrama de classes</text:span><text:bookmark-end text:name="_Toc445198581"/></text:h>
      <text:p text:style-name="P30"/>
      <text:p text:style-name="P27">Apresente o diagrama de classes da aplicação web, descrevendo, sucintamente, as classes e as relações entre elas.</text:p>
      <text:p text:style-name="P30"/>
      <text:p text:style-name="P30"/>
      <text:h text:style-name="P56" text:outline-level="1"><text:bookmark-start text:name="_Toc445198582"/>3. Projeto<text:bookmark-end text:name="_Toc445198582"/></text:h>
      <text:p text:style-name="P30"/>
      <text:h text:style-name="Heading_20_2" text:outline-level="2"><text:bookmark-start text:name="_Toc445198583"/><text:span text:style-name="T10">3.1. Arquitetura d</text:span><text:span text:style-name="T13">e</text:span><text:span text:style-name="T10"> </text:span><text:span text:style-name="T14">software</text:span><text:bookmark-end text:name="_Toc445198583"/></text:h>
      <text:p text:style-name="P22"/>
      <text:p text:style-name="P22">Identifique o padrão arquitetural que sua aplicação adotará (cliente-servidor, MVC, P2P, etc.).</text:p>
      <text:p text:style-name="P22">Apresente os componentes planejados para a sua aplicação Web, tanto aqueles que serão executados do lado do cliente quanto do lado do servidor e como será a relação entre eles.</text:p>
      <text:p text:style-name="P22"><text:soft-page-break/>Justifique a escolha de cada opção tecnológica.</text:p>
      <text:p text:style-name="P10"/>
      <text:h text:style-name="P60" text:outline-level="2"><text:bookmark-start text:name="_Toc445198584"/>3.2. Arquitetura da informação<text:bookmark-end text:name="_Toc445198584"/></text:h>
      <text:p text:style-name="P22"/>
      <text:p text:style-name="P22">Descreva como a informação estará organizada na aplicação – hierarquias, categorias, rótulos (palavras-chave), etc.</text:p>
      <text:p text:style-name="P22">Descreva também como será a navegação pelo espaço de navegação.</text:p>
      <text:p text:style-name="P22">Descreva os mecanismos de busca e de recuperação de informações.</text:p>
      <text:p text:style-name="P22">Apresente os componentes planejados para a sua aplicação Web, tanto aqueles que serão executados do lado do cliente quanto do lado do servidor e como será a relação entre eles.</text:p>
      <text:p text:style-name="P10"/>
      <text:h text:style-name="P57" text:outline-level="1"><text:bookmark-start text:name="_Toc445198585"/>4. Testes<text:bookmark-end text:name="_Toc445198585"/></text:h>
      <text:p text:style-name="P22"/>
      <text:p text:style-name="P19"><text:span text:style-name="T3">Apresente os testes realizados em sua aplicação web</text:span><text:span text:style-name="T4"> (inclusive de usabilidade).</text:span></text:p>
      <text:p text:style-name="P25"/>
      <text:h text:style-name="Heading_20_1" text:outline-level="1"><text:bookmark-start text:name="_Toc445198586"/><text:span text:style-name="T10">5. URL</text:span><text:bookmark-end text:name="_Toc445198586"/><text:span text:style-name="T13">s</text:span></text:h>
      <text:p text:style-name="P10"/>
      <text:h text:style-name="Heading_20_2" text:outline-level="2"><text:bookmark-start text:name="_Toc445198587"/><text:span text:style-name="T13">5</text:span><text:span text:style-name="T10">.</text:span><text:span text:style-name="T13">1</text:span><text:span text:style-name="T10">. </text:span><text:span text:style-name="T13">Aplicação web</text:span><text:bookmark-end text:name="_Toc445198587"/></text:h>
      <text:p text:style-name="P10"/>
      <text:p text:style-name="P22">Apresente o endereço em que sua aplicação web está hospedada, além de quaisquer orientações e restrições (ex.: senha) para usá-la.</text:p>
      <text:p text:style-name="P9"/>
      <text:h text:style-name="Heading_20_2" text:outline-level="2"><text:bookmark-start text:name="_Toc445198588"/><text:span text:style-name="T13">5</text:span><text:span text:style-name="T10">.</text:span><text:span text:style-name="T13">2</text:span><text:span text:style-name="T10">. </text:span><text:span text:style-name="T13">Repositório código-fonte</text:span><text:bookmark-end text:name="_Toc445198588"/></text:h>
      <text:p text:style-name="P9"/>
      <text:p text:style-name="P21">https://github.com/biazs/GestaoVendas_TCC.git</text:p>
      <text:p text:style-name="P24">Inclua o código da sua aplicação web em um repositório e indique a URL. A inclusão desse código servirá como base para garantir a autenticidade dos trabalhos.</text:p>
      <text:p text:style-name="P9"/>
      <text:h text:style-name="Heading_20_2" text:outline-level="2"><text:span text:style-name="T13">5</text:span><text:span text:style-name="T10">.</text:span><text:span text:style-name="T13">3</text:span><text:span text:style-name="T10">. </text:span><text:span text:style-name="T13">Vídeo de apresentação do trabalho</text:span></text:h>
      <text:p text:style-name="P9"/>
      <text:p text:style-name="P20"><text:soft-page-break/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5"/>
      <text:p text:style-name="P25"/>
      <text:h text:style-name="P53" text:outline-level="1"><text:bookmark-start text:name="_Toc351475134"/><text:bookmark-start text:name="_Toc445198589"/><text:bookmark-start text:name="_Toc297133353"/>REFERÊNCIAS<text:bookmark-end text:name="_Toc351475134"/><text:bookmark-end text:name="_Toc445198589"/><text:bookmark-end text:name="_Toc297133353"/></text:h>
      <text:p text:style-name="P8"/>
      <text:p text:style-name="P22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52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43</meta:editing-cycles>
    <meta:print-date>2013-03-18T18:49:00</meta:print-date>
    <meta:creation-date>2019-06-10T02:33:00</meta:creation-date>
    <dc:date>2020-07-23T11:57:14.611000000</dc:date>
    <meta:editing-duration>PT5H24M10S</meta:editing-duration>
    <meta:generator>LibreOffice/5.2.6.2$Windows_x86 LibreOffice_project/a3100ed2409ebf1c212f5048fbe377c281438fdc</meta:generator>
    <meta:document-statistic meta:table-count="12" meta:image-count="0" meta:object-count="0" meta:page-count="15" meta:paragraph-count="254" meta:word-count="1950" meta:character-count="12142" meta:non-whitespace-character-count="10418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